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Hamburg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Uelze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n</text:p>
          </table:table-cell>
          <table:table-cell office:value-type="float" office:value="33654.23">
            <text:p>33654,23</text:p>
          </table:table-cell>
          <table:table-cell office:value-type="float" office:value="12654.56">
            <text:p>12654,56</text:p>
          </table:table-cell>
          <table:table-cell office:value-type="float" office:value="10010.02">
            <text:p>10010,02</text:p>
          </table:table-cell>
          <table:table-cell office:value-type="float" office:value="7654.45">
            <text:p>7654,4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b</text:p>
          </table:table-cell>
          <table:table-cell office:value-type="float" office:value="42456.43">
            <text:p>42456,43</text:p>
          </table:table-cell>
          <table:table-cell office:value-type="float" office:value="14564.01">
            <text:p>14564,01</text:p>
          </table:table-cell>
          <table:table-cell office:value-type="float" office:value="13765.76">
            <text:p>13765,76</text:p>
          </table:table-cell>
          <table:table-cell office:value-type="float" office:value="5674.34">
            <text:p>5674,3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rz</text:p>
          </table:table-cell>
          <table:table-cell office:value-type="float" office:value="51258.63">
            <text:p>51258,63</text:p>
          </table:table-cell>
          <table:table-cell office:value-type="float" office:value="16473.46">
            <text:p>16473,46</text:p>
          </table:table-cell>
          <table:table-cell office:value-type="float" office:value="17521.5">
            <text:p>17521,5</text:p>
          </table:table-cell>
          <table:table-cell office:value-type="float" office:value="3694.23">
            <text:p>3694,2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pr</text:p>
          </table:table-cell>
          <table:table-cell office:value-type="float" office:value="60060.83">
            <text:p>60060,83</text:p>
          </table:table-cell>
          <table:table-cell office:value-type="float" office:value="18382.91">
            <text:p>18382,91</text:p>
          </table:table-cell>
          <table:table-cell office:value-type="float" office:value="21277.24">
            <text:p>21277,24</text:p>
          </table:table-cell>
          <table:table-cell office:value-type="float" office:value="2714.12">
            <text:p>2714,1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i</text:p>
          </table:table-cell>
          <table:table-cell office:value-type="float" office:value="68863.03">
            <text:p>68863,03</text:p>
          </table:table-cell>
          <table:table-cell office:value-type="float" office:value="20292.36">
            <text:p>20292,36</text:p>
          </table:table-cell>
          <table:table-cell office:value-type="float" office:value="20032.98">
            <text:p>20032,98</text:p>
          </table:table-cell>
          <table:table-cell office:value-type="float" office:value="3456.54">
            <text:p>3456,5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n</text:p>
          </table:table-cell>
          <table:table-cell office:value-type="float" office:value="77665.23">
            <text:p>77665,23</text:p>
          </table:table-cell>
          <table:table-cell office:value-type="float" office:value="22201.81">
            <text:p>22201,81</text:p>
          </table:table-cell>
          <table:table-cell office:value-type="float" office:value="28788.72">
            <text:p>28788,72</text:p>
          </table:table-cell>
          <table:table-cell office:value-type="float" office:value="4198.96">
            <text:p>4198,9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l</text:p>
          </table:table-cell>
          <table:table-cell office:value-type="float" office:value="86467.43">
            <text:p>86467,43</text:p>
          </table:table-cell>
          <table:table-cell office:value-type="float" office:value="14111.26">
            <text:p>14111,26</text:p>
          </table:table-cell>
          <table:table-cell office:value-type="float" office:value="22544.46">
            <text:p>22544,46</text:p>
          </table:table-cell>
          <table:table-cell office:value-type="float" office:value="4941.38">
            <text:p>4941,3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g</text:p>
          </table:table-cell>
          <table:table-cell office:value-type="float" office:value="95269.63">
            <text:p>95269,63</text:p>
          </table:table-cell>
          <table:table-cell office:value-type="float" office:value="26020.71">
            <text:p>26020,71</text:p>
          </table:table-cell>
          <table:table-cell office:value-type="float" office:value="32300.2">
            <text:p>32300,2</text:p>
          </table:table-cell>
          <table:table-cell office:value-type="float" office:value="5683.8">
            <text:p>5683,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p</text:p>
          </table:table-cell>
          <table:table-cell office:value-type="float" office:value="64071.83">
            <text:p>64071,83</text:p>
          </table:table-cell>
          <table:table-cell office:value-type="float" office:value="7930.16">
            <text:p>7930,16</text:p>
          </table:table-cell>
          <table:table-cell office:value-type="float" office:value="20055.94">
            <text:p>20055,94</text:p>
          </table:table-cell>
          <table:table-cell office:value-type="float" office:value="6426.22">
            <text:p>6426,2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kt</text:p>
          </table:table-cell>
          <table:table-cell office:value-type="float" office:value="72874.03">
            <text:p>72874,03</text:p>
          </table:table-cell>
          <table:table-cell office:value-type="float" office:value="29839.61">
            <text:p>29839,61</text:p>
          </table:table-cell>
          <table:table-cell office:value-type="float" office:value="18811.68">
            <text:p>18811,68</text:p>
          </table:table-cell>
          <table:table-cell office:value-type="float" office:value="5432.21">
            <text:p>5432,2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v</text:p>
          </table:table-cell>
          <table:table-cell office:value-type="float" office:value="41676.23">
            <text:p>41676,23</text:p>
          </table:table-cell>
          <table:table-cell office:value-type="float" office:value="21749.06">
            <text:p>21749,06</text:p>
          </table:table-cell>
          <table:table-cell office:value-type="float" office:value="27567.42">
            <text:p>27567,42</text:p>
          </table:table-cell>
          <table:table-cell office:value-type="float" office:value="4438.2">
            <text:p>4438,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z</text:p>
          </table:table-cell>
          <table:table-cell office:value-type="float" office:value="30478.43">
            <text:p>30478,43</text:p>
          </table:table-cell>
          <table:table-cell office:value-type="float" office:value="33658.51">
            <text:p>33658,51</text:p>
          </table:table-cell>
          <table:table-cell office:value-type="float" office:value="31323.16">
            <text:p>31323,16</text:p>
          </table:table-cell>
          <table:table-cell office:value-type="float" office:value="4444.19">
            <text:p>4444,19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>
            <draw:frame table:end-cell-address="Sheet1.F34" table:end-x="2.204cm" table:end-y="0.161cm" draw:z-index="0" svg:width="11.263cm" svg:height="6.535cm" svg:x="2.23cm" svg:y="0.399cm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Sheet1.L33" table:end-x="2.233cm" table:end-y="0.214cm" draw:z-index="1" svg:width="11.263cm" svg:height="6.535cm" svg:x="0.002cm" svg:y="0.001cm">
              <draw:object draw:notify-on-update-of-ranges="Sheet1.B4:Sheet1.F1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8">28.09.2005</text:date>, <text:time>10:2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5-06-28T11:14:25</meta:creation-date>
    <dc:date>2005-09-28T10:21:29</dc:date>
    <dc:language>en-US</dc:language>
    <meta:editing-cycles>3</meta:editing-cycles>
    <meta:editing-duration>PT7M14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2.1000003814697pt" style:font-family-asian="'Andale Sans UI'" style:font-pitch-asian="variable" style:font-size-asian="12.1000003814697pt" style:font-family-complex="Tahoma" style:font-pitch-complex="variable" style:font-size-complex="12.1000003814697pt"/>
    </style:style>
    <style:style style:name="ch3" style:family="chart">
      <style:graphic-properties draw:fill="solid" draw:fill-color="#d9d9d9"/>
      <style:text-properties fo:font-family="Albany" style:font-family-generic="swiss" style:font-pitch="variable" fo:font-size="5.59999990463257pt" style:font-family-asian="'Andale Sans UI'" style:font-pitch-asian="variable" style:font-size-asian="5.59999990463257pt" style:font-family-complex="Tahoma" style:font-pitch-complex="variable" style:font-size-complex="5.59999990463257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6.5pt" style:font-family-asian="'Andale Sans UI'" style:font-pitch-asian="variable" style:font-size-asian="6.5pt" style:font-family-complex="Tahoma" style:font-pitch-complex="variable" style:font-size-complex="6.5pt"/>
    </style:style>
    <style:style style:name="ch6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8.39999961853027pt" style:font-family-asian="'Andale Sans UI'" style:font-pitch-asian="variable" style:font-size-asian="8.39999961853027pt" style:font-family-complex="Tahoma" style:font-pitch-complex="variable" style:font-size-complex="8.39999961853027pt"/>
    </style:style>
    <style:style style:name="ch7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0" chart:maximum="100000" chart:origin="0" chart:interval-major="100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6.5pt" style:font-family-asian="'Andale Sans UI'" style:font-pitch-asian="variable" style:font-size-asian="6.5pt" style:font-family-complex="Tahoma" style:font-pitch-complex="variable" style:font-size-complex="6.5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Albany" style:font-family-generic="swiss" style:font-pitch="variable" fo:font-size="5.59999990463257pt" style:font-family-asian="'Andale Sans UI'" style:font-pitch-asian="variable" style:font-size-asian="5.59999990463257pt" style:font-family-complex="Tahoma" style:font-pitch-complex="variable" style:font-size-complex="5.59999990463257pt"/>
    </style:style>
    <style:style style:name="ch9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993366" draw:fill-color="#993366"/>
      <style:text-properties fo:font-family="Albany" style:font-family-generic="swiss" style:font-pitch="variable" fo:font-size="5.59999990463257pt" style:font-family-asian="'Andale Sans UI'" style:font-pitch-asian="variable" style:font-size-asian="5.59999990463257pt" style:font-family-complex="Tahoma" style:font-pitch-complex="variable" style:font-size-complex="5.59999990463257pt"/>
    </style:style>
    <style:style style:name="ch10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ffcc" draw:fill-color="#ffffcc"/>
      <style:text-properties fo:font-family="Albany" style:font-family-generic="swiss" style:font-pitch="variable" fo:font-size="5.59999990463257pt" style:font-family-asian="'Andale Sans UI'" style:font-pitch-asian="variable" style:font-size-asian="5.59999990463257pt" style:font-family-complex="Tahoma" style:font-pitch-complex="variable" style:font-size-complex="5.59999990463257pt"/>
    </style:style>
    <style:style style:name="ch11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ccffff" draw:fill-color="#ccffff"/>
      <style:text-properties fo:font-family="Albany" style:font-family-generic="swiss" style:font-pitch="variable" fo:font-size="5.59999990463257pt" style:font-family-asian="'Andale Sans UI'" style:font-pitch-asian="variable" style:font-size-asian="5.59999990463257pt" style:font-family-complex="Tahoma" style:font-pitch-complex="variable" style:font-size-complex="5.59999990463257pt"/>
    </style:style>
    <style:style style:name="ch12" style:family="chart">
      <style:graphic-properties draw:stroke="none" draw:fill="solid" draw:fill-color="#d9d9d9"/>
    </style:style>
    <style:style style:name="ch13" style:family="chart">
      <style:graphic-properties draw:stroke="none" draw:fill-color="#999999"/>
    </style:style>
  </office:automatic-styles>
  <office:body>
    <office:chart>
      <chart:chart svg:width="11.264cm" svg:height="6.536cm" chart:class="chart:line" chart:style-name="ch1">
        <chart:title svg:x="2.386cm" svg:y="0.13cm" chart:style-name="ch2">
          <text:p>Lines_Cubic_spline_with_symbols</text:p>
        </chart:title>
        <chart:legend chart:legend-position="end" svg:x="9.772cm" svg:y="2.658cm" chart:style-name="ch3"/>
        <chart:plot-area chart:style-name="ch4" table:cell-range-address="Sheet1.$B$4:.$F$16" chart:data-source-has-labels="both" chart:table-number-list="0" svg:x="0.224cm" svg:y="0.868cm" svg:width="9.101cm" svg:height="5.538cm">
          <chart:axis chart:dimension="x" chart:name="primary-x" chart:style-name="ch5">
            <chart:title svg:x="4.911cm" svg:y="6.06cm" chart:style-name="ch6">
              <text:p>X axis title</text:p>
            </chart:title>
            <chart:categories table:cell-range-address="local-table.A2:.A13"/>
          </chart:axis>
          <chart:axis chart:dimension="y" chart:name="primary-y" chart:style-name="ch7">
            <chart:title svg:x="0.224cm" svg:y="3.789cm" chart:style-name="ch6">
              <text:p>Y axis title</text:p>
            </chart:title>
            <chart:grid chart:class="major"/>
          </chart:axis>
          <chart:series chart:style-name="ch8">
            <chart:data-point chart:repeated="12"/>
          </chart:series>
          <chart:series chart:style-name="ch9">
            <chart:data-point chart:repeated="12"/>
          </chart:series>
          <chart:series chart:style-name="ch10">
            <chart:data-point chart:repeated="12"/>
          </chart:series>
          <chart:series chart:style-name="ch11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mburg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Uelzen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33654.23">
                <text:p>33654.23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7654.45">
                <text:p>7654.45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42456.43">
                <text:p>42456.43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5674.34">
                <text:p>5674.34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51258.63">
                <text:p>51258.6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3694.23">
                <text:p>3694.2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60060.83">
                <text:p>60060.83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2714.12">
                <text:p>2714.12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68863.03">
                <text:p>68863.03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3456.54">
                <text:p>3456.54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77665.23">
                <text:p>77665.23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4198.96">
                <text:p>4198.96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86467.43">
                <text:p>86467.43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4941.38">
                <text:p>4941.38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95269.63">
                <text:p>95269.63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5683.8">
                <text:p>5683.8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071.83">
                <text:p>64071.83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26.22">
                <text:p>6426.22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72874.03">
                <text:p>72874.03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5432.21">
                <text:p>5432.21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1676.23">
                <text:p>41676.23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438.2">
                <text:p>4438.2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30478.43">
                <text:p>30478.43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4444.19">
                <text:p>4444.19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2.1000003814697pt" style:font-family-asian="'Andale Sans UI'" style:font-pitch-asian="variable" style:font-size-asian="12.1000003814697pt" style:font-family-complex="Tahoma" style:font-pitch-complex="variable" style:font-size-complex="12.1000003814697pt"/>
    </style:style>
    <style:style style:name="ch3" style:family="chart">
      <style:graphic-properties draw:fill="solid" draw:fill-color="#d9d9d9"/>
      <style:text-properties fo:font-family="Albany" style:font-family-generic="swiss" style:font-pitch="variable" fo:font-size="5.59999990463257pt" style:font-family-asian="'Andale Sans UI'" style:font-pitch-asian="variable" style:font-size-asian="5.59999990463257pt" style:font-family-complex="Tahoma" style:font-pitch-complex="variable" style:font-size-complex="5.59999990463257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6.5pt" style:font-family-asian="'Andale Sans UI'" style:font-pitch-asian="variable" style:font-size-asian="6.5pt" style:font-family-complex="Tahoma" style:font-pitch-complex="variable" style:font-size-complex="6.5pt"/>
    </style:style>
    <style:style style:name="ch6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8.39999961853027pt" style:font-family-asian="'Andale Sans UI'" style:font-pitch-asian="variable" style:font-size-asian="8.39999961853027pt" style:font-family-complex="Tahoma" style:font-pitch-complex="variable" style:font-size-complex="8.39999961853027pt"/>
    </style:style>
    <style:style style:name="ch7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0" chart:maximum="100000" chart:origin="0" chart:interval-major="100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6.5pt" style:font-family-asian="'Andale Sans UI'" style:font-pitch-asian="variable" style:font-size-asian="6.5pt" style:font-family-complex="Tahoma" style:font-pitch-complex="variable" style:font-size-complex="6.5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Albany" style:font-family-generic="swiss" style:font-pitch="variable" fo:font-size="5.59999990463257pt" style:font-family-asian="'Andale Sans UI'" style:font-pitch-asian="variable" style:font-size-asian="5.59999990463257pt" style:font-family-complex="Tahoma" style:font-pitch-complex="variable" style:font-size-complex="5.59999990463257pt"/>
    </style:style>
    <style:style style:name="ch9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993366" draw:fill-color="#993366"/>
      <style:text-properties fo:font-family="Albany" style:font-family-generic="swiss" style:font-pitch="variable" fo:font-size="5.59999990463257pt" style:font-family-asian="'Andale Sans UI'" style:font-pitch-asian="variable" style:font-size-asian="5.59999990463257pt" style:font-family-complex="Tahoma" style:font-pitch-complex="variable" style:font-size-complex="5.59999990463257pt"/>
    </style:style>
    <style:style style:name="ch10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ffcc" draw:fill-color="#ffffcc"/>
      <style:text-properties fo:font-family="Albany" style:font-family-generic="swiss" style:font-pitch="variable" fo:font-size="5.59999990463257pt" style:font-family-asian="'Andale Sans UI'" style:font-pitch-asian="variable" style:font-size-asian="5.59999990463257pt" style:font-family-complex="Tahoma" style:font-pitch-complex="variable" style:font-size-complex="5.59999990463257pt"/>
    </style:style>
    <style:style style:name="ch11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ccffff" draw:fill-color="#ccffff"/>
      <style:text-properties fo:font-family="Albany" style:font-family-generic="swiss" style:font-pitch="variable" fo:font-size="5.59999990463257pt" style:font-family-asian="'Andale Sans UI'" style:font-pitch-asian="variable" style:font-size-asian="5.59999990463257pt" style:font-family-complex="Tahoma" style:font-pitch-complex="variable" style:font-size-complex="5.59999990463257pt"/>
    </style:style>
    <style:style style:name="ch12" style:family="chart">
      <style:graphic-properties draw:stroke="none" draw:fill="solid" draw:fill-color="#d9d9d9"/>
    </style:style>
    <style:style style:name="ch13" style:family="chart">
      <style:graphic-properties draw:stroke="none" draw:fill-color="#999999"/>
    </style:style>
  </office:automatic-styles>
  <office:body>
    <office:chart>
      <chart:chart svg:width="11.264cm" svg:height="6.536cm" chart:class="chart:line" chart:style-name="ch1">
        <chart:title svg:x="2.386cm" svg:y="0.13cm" chart:style-name="ch2">
          <text:p>Lines_Cubic_spline_with_symbols</text:p>
        </chart:title>
        <chart:legend chart:legend-position="end" svg:x="9.772cm" svg:y="2.658cm" chart:style-name="ch3"/>
        <chart:plot-area chart:style-name="ch4" table:cell-range-address="Sheet1.$B$4:.$F$16" chart:data-source-has-labels="both" chart:table-number-list="0" svg:x="0.224cm" svg:y="0.868cm" svg:width="9.101cm" svg:height="5.538cm">
          <chart:axis chart:dimension="x" chart:name="primary-x" chart:style-name="ch5">
            <chart:title svg:x="4.911cm" svg:y="6.051cm" chart:style-name="ch6">
              <text:p>X axis title</text:p>
            </chart:title>
            <chart:categories table:cell-range-address="local-table.A2:.A13"/>
          </chart:axis>
          <chart:axis chart:dimension="y" chart:name="primary-y" chart:style-name="ch7">
            <chart:title svg:x="0.224cm" svg:y="3.789cm" chart:style-name="ch6">
              <text:p>Y axis title</text:p>
            </chart:title>
            <chart:grid chart:class="major"/>
          </chart:axis>
          <chart:series chart:style-name="ch8">
            <chart:data-point chart:repeated="12"/>
          </chart:series>
          <chart:series chart:style-name="ch9">
            <chart:data-point chart:repeated="12"/>
          </chart:series>
          <chart:series chart:style-name="ch10">
            <chart:data-point chart:repeated="12"/>
          </chart:series>
          <chart:series chart:style-name="ch11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mburg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Uelzen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33654.23">
                <text:p>33654.23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7654.45">
                <text:p>7654.45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42456.43">
                <text:p>42456.43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5674.34">
                <text:p>5674.34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51258.63">
                <text:p>51258.6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3694.23">
                <text:p>3694.2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60060.83">
                <text:p>60060.83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2714.12">
                <text:p>2714.12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68863.03">
                <text:p>68863.03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3456.54">
                <text:p>3456.54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77665.23">
                <text:p>77665.23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4198.96">
                <text:p>4198.96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86467.43">
                <text:p>86467.43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4941.38">
                <text:p>4941.38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95269.63">
                <text:p>95269.63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5683.8">
                <text:p>5683.8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071.83">
                <text:p>64071.83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26.22">
                <text:p>6426.22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72874.03">
                <text:p>72874.03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5432.21">
                <text:p>5432.21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1676.23">
                <text:p>41676.23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438.2">
                <text:p>4438.2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30478.43">
                <text:p>30478.43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4444.19">
                <text:p>4444.19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